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Comma" style:data-style-name="N36"/>
    <style:style style:name="ce5" style:family="table-cell" style:parent-style-name="Comma" style:data-style-name="N35"/>
    <style:style style:name="ce6" style:family="table-cell" style:parent-style-name="Percent" style:data-style-name="N13"/>
    <style:style style:name="ce7" style:family="table-cell" style:parent-style-name="Default" style:data-style-name="N36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1.8797916666667cm" style:use-optimal-column-width="true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4145833333333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5.97958333333333cm" style:use-optimal-column-width="true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/>
          <table:table-cell office:value-type="string" table:style-name="ce9">
            <text:p>Title: Top humanitarian donors to Pakistan, 2015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9">
            <text:p>Source: Development Initiatives based on UN OCHA FTS data</text:p>
          </table:table-cell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9"/>
        </table:table-row>
        <table:table-row table:style-name="ro1">
          <table:table-cell table:style-name="ce2"/>
          <table:table-cell office:value-type="string" table:style-name="ce1">
            <text:p>Sum of USD committed/contributed</text:p>
          </table:table-cell>
          <table:table-cell table:style-name="ce2"/>
          <table:table-cell table:number-columns-repeated="2" table:style-name="ce1"/>
          <table:table-cell table:style-name="ce1">
            <draw:frame xmlns:presentation="urn:oasis:names:tc:opendocument:xmlns:presentation:1.0" draw:z-index="1" draw:id="id0" draw:style-name="a0" draw:name="Chart 1" svg:x="0.4375in" svg:y="0.09375in" svg:width="6.79167in" svg:height="3.104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Donor</text:p>
          </table:table-cell>
          <table:table-cell table:style-name="ce2"/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S</text:p>
          </table:table-cell>
          <table:table-cell office:value-type="float" office:value="64.101035999999993" table:style-name="ce4">
            <text:p><text:s/>64.1<text:s/></text:p>
          </table:table-cell>
          <table:table-cell office:value-type="float" office:value="64101036" table:style-name="ce1">
            <text:p>64101036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ECHO</text:p>
          </table:table-cell>
          <table:table-cell office:value-type="float" office:value="29.264707000000001" table:style-name="ce4">
            <text:p><text:s/>29.3<text:s/></text:p>
          </table:table-cell>
          <table:table-cell office:value-type="float" office:value="29264707" table:style-name="ce1">
            <text:p>29264707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Japan</text:p>
          </table:table-cell>
          <table:table-cell office:value-type="float" office:value="18.873196" table:style-name="ce4">
            <text:p><text:s/>18.9<text:s/></text:p>
          </table:table-cell>
          <table:table-cell office:value-type="float" office:value="18873196" table:style-name="ce1">
            <text:p>1887319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Germany</text:p>
          </table:table-cell>
          <table:table-cell office:value-type="float" office:value="12.709603" table:style-name="ce4">
            <text:p><text:s/>12.7<text:s/></text:p>
          </table:table-cell>
          <table:table-cell office:value-type="float" office:value="12709603" table:style-name="ce1">
            <text:p>12709603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nada</text:p>
          </table:table-cell>
          <table:table-cell office:value-type="float" office:value="9.5245359999999994" table:style-name="ce4">
            <text:p><text:s/>9.5<text:s/></text:p>
          </table:table-cell>
          <table:table-cell office:value-type="float" office:value="9524536" table:style-name="ce1">
            <text:p>952453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Sweden</text:p>
          </table:table-cell>
          <table:table-cell office:value-type="float" office:value="7.6300350000000003" table:style-name="ce4">
            <text:p><text:s/>7.6<text:s/></text:p>
          </table:table-cell>
          <table:table-cell office:value-type="float" office:value="7630035" table:style-name="ce1">
            <text:p>7630035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Allocation of unearmarked funds by WFP</text:p>
          </table:table-cell>
          <table:table-cell office:value-type="float" office:value="5.355702" table:style-name="ce4">
            <text:p><text:s/>5.4<text:s/></text:p>
          </table:table-cell>
          <table:table-cell office:value-type="float" office:value="5355702" table:style-name="ce1">
            <text:p>5355702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Switzerland</text:p>
          </table:table-cell>
          <table:table-cell office:value-type="float" office:value="2.466675" table:style-name="ce4">
            <text:p><text:s/>2.5<text:s/></text:p>
          </table:table-cell>
          <table:table-cell office:value-type="float" office:value="2466675" table:style-name="ce1">
            <text:p>2466675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Norway</text:p>
          </table:table-cell>
          <table:table-cell office:value-type="float" office:value="1.493279" table:style-name="ce4">
            <text:p><text:s/>1.5<text:s/></text:p>
          </table:table-cell>
          <table:table-cell office:value-type="float" office:value="1493279" table:style-name="ce1">
            <text:p>1493279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Various Donors (details not yet provided)</text:p>
          </table:table-cell>
          <table:table-cell office:value-type="float" office:value="0.80864400000000003" table:style-name="ce4">
            <text:p><text:s/>0.8<text:s/></text:p>
          </table:table-cell>
          <table:table-cell office:value-type="float" office:value="808644" table:style-name="ce1">
            <text:p>808644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ustralia</text:p>
          </table:table-cell>
          <table:table-cell office:value-type="float" office:value="0.76631800000000005" table:style-name="ce4">
            <text:p><text:s/>0.8<text:s/></text:p>
          </table:table-cell>
          <table:table-cell office:value-type="float" office:value="766318" table:style-name="ce1">
            <text:p>766318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Allocation of unearmarked funds by OCHA</text:p>
          </table:table-cell>
          <table:table-cell office:value-type="float" office:value="0.73330200000000001" table:style-name="ce4">
            <text:p><text:s/>0.7<text:s/></text:p>
          </table:table-cell>
          <table:table-cell office:value-type="float" office:value="733302" table:style-name="ce1">
            <text:p>733302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Luxembourg</text:p>
          </table:table-cell>
          <table:table-cell office:value-type="float" office:value="0.54466199999999998" table:style-name="ce4">
            <text:p><text:s/>0.5<text:s/></text:p>
          </table:table-cell>
          <table:table-cell office:value-type="float" office:value="544662" table:style-name="ce1">
            <text:p>544662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United Kingdom<text:s/></text:p>
          </table:table-cell>
          <table:table-cell office:value-type="float" office:value="0.20540600000000001" table:style-name="ce4">
            <text:p><text:s/>0.2<text:s/></text:p>
          </table:table-cell>
          <table:table-cell office:value-type="float" office:value="205406" table:style-name="ce1">
            <text:p>205406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Emergency Response Fund (OCHA)</text:p>
          </table:table-cell>
          <table:table-cell office:value-type="float" office:value="0.20501" table:style-name="ce4">
            <text:p><text:s/>0.2<text:s/></text:p>
          </table:table-cell>
          <table:table-cell office:value-type="float" office:value="205010" table:style-name="ce1">
            <text:p>205010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Allocation of unearmarked funds by UNICEF</text:p>
          </table:table-cell>
          <table:table-cell office:value-type="float" office:value="0.14499999999999999" table:style-name="ce4">
            <text:p><text:s/>0.1<text:s/></text:p>
          </table:table-cell>
          <table:table-cell office:value-type="float" office:value="145000" table:style-name="ce1">
            <text:p>145000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Private (individuals &amp; organisations)</text:p>
          </table:table-cell>
          <table:table-cell office:value-type="float" office:value="0.11913700000000001" table:style-name="ce4">
            <text:p><text:s/>0.1<text:s/></text:p>
          </table:table-cell>
          <table:table-cell office:value-type="float" office:value="119137" table:style-name="ce1">
            <text:p>119137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World Food Programme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Handicap International</text:p>
          </table:table-cell>
          <table:table-cell office:value-type="float" office:value="-0.08" table:style-name="ce4">
            <text:p>-0.1<text:s/></text:p>
          </table:table-cell>
          <table:table-cell office:value-type="float" office:value="-80000" table:style-name="ce1">
            <text:p>-80000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People Empowerment &amp; Consulting Enterprise</text:p>
          </table:table-cell>
          <table:table-cell office:value-type="float" office:value="-0.12501000000000001" table:style-name="ce4">
            <text:p>-0.1<text:s/></text:p>
          </table:table-cell>
          <table:table-cell office:value-type="float" office:value="-125010" table:style-name="ce1">
            <text:p>-12501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Pakistan</text:p>
          </table:table-cell>
          <table:table-cell office:value-type="float" office:value="59" table:style-name="ce4">
            <text:p><text:s/>59.0<text:s/></text:p>
          </table:table-cell>
          <table:table-cell office:value-type="float" office:value="59000000" table:style-name="ce1">
            <text:p>59000000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arry-over<text:s/></text:p>
          </table:table-cell>
          <table:table-cell office:value-type="float" office:value="19.125098000000001" table:style-name="ce4">
            <text:p><text:s/>19.1<text:s/></text:p>
          </table:table-cell>
          <table:table-cell office:value-type="float" office:value="19125098" table:style-name="ce1">
            <text:p>19125098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1">
            <text:p>Grand Total</text:p>
          </table:table-cell>
          <table:table-cell office:value-type="float" office:value="232.86633599999999" table:style-name="ce4">
            <text:p><text:s/>232.9<text:s/></text:p>
          </table:table-cell>
          <table:table-cell office:value-type="float" office:value="232866336" table:style-name="ce1">
            <text:p>232866336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Figure_2" table:style-name="ta1"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9">
            <text:p>Title: Funding to the flood-affected regions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xmlns:presentation="urn:oasis:names:tc:opendocument:xmlns:presentation:1.0" draw:z-index="1" draw:id="id1" draw:style-name="a1" draw:name="Chart 1" svg:x="0.61458in" svg:y="0.09375in" svg:width="6.32292in" svg:height="3.687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Regional marker</text:p>
          </table:table-cell>
          <table:table-cell office:value-type="float" office:value="2011" table:style-name="ce3">
            <text:p>2011</text:p>
          </table:table-cell>
          <table:table-cell office:value-type="float" office:value="2012" table:style-name="ce3">
            <text:p>2012</text:p>
          </table:table-cell>
          <table:table-cell office:value-type="float" office:value="2013" table:style-name="ce3">
            <text:p>2013</text:p>
          </table:table-cell>
          <table:table-cell office:value-type="float" office:value="2014" table:style-name="ce3">
            <text:p>2014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ilgit Baltistan<text:s/></text:p>
          </table:table-cell>
          <table:table-cell office:value-type="float" office:value="1.0826979999999999" table:style-name="ce3">
            <text:p>1.0826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826979999999999" table:style-name="ce3">
            <text:p>1.08269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Khyber</text:p>
          </table:table-cell>
          <table:table-cell office:value-type="float" office:value="13.84839" table:style-name="ce3">
            <text:p>13.84839</text:p>
          </table:table-cell>
          <table:table-cell office:value-type="float" office:value="35.978327" table:style-name="ce3">
            <text:p>35.978327</text:p>
          </table:table-cell>
          <table:table-cell office:value-type="float" office:value="9.0442599999999995" table:style-name="ce3">
            <text:p>9.04426</text:p>
          </table:table-cell>
          <table:table-cell office:value-type="float" office:value="11.470817" table:style-name="ce3">
            <text:p>11.470817</text:p>
          </table:table-cell>
          <table:table-cell office:value-type="float" office:value="19.251622000000001" table:style-name="ce3">
            <text:p>19.251622</text:p>
          </table:table-cell>
          <table:table-cell office:value-type="float" office:value="89.593416000000005" table:style-name="ce3">
            <text:p>89.59341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Khyber, Balochistan, Sindh</text:p>
          </table:table-cell>
          <table:table-cell office:value-type="float" office:value="0" table:style-name="ce3">
            <text:p>0</text:p>
          </table:table-cell>
          <table:table-cell office:value-type="float" office:value="0.99601600000000001" table:style-name="ce3">
            <text:p>0.9960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9601600000000001" table:style-name="ce3">
            <text:p>0.99601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unjab</text:p>
          </table:table-cell>
          <table:table-cell office:value-type="float" office:value="3.8480989999999999" table:style-name="ce3">
            <text:p>3.848099</text:p>
          </table:table-cell>
          <table:table-cell office:value-type="float" office:value="0.13019700000000001" table:style-name="ce3">
            <text:p>0.130197</text:p>
          </table:table-cell>
          <table:table-cell office:value-type="float" office:value="1.259617" table:style-name="ce3">
            <text:p>1.259617</text:p>
          </table:table-cell>
          <table:table-cell office:value-type="float" office:value="2.4205960000000002" table:style-name="ce3">
            <text:p>2.420596</text:p>
          </table:table-cell>
          <table:table-cell office:value-type="float" office:value="0" table:style-name="ce3">
            <text:p>0</text:p>
          </table:table-cell>
          <table:table-cell office:value-type="float" office:value="7.6585089999999996" table:style-name="ce3">
            <text:p>7.65850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unjab &amp; Khyber</text:p>
          </table:table-cell>
          <table:table-cell office:value-type="float" office:value="0.24995999999999999" table:style-name="ce3">
            <text:p>0.2499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4995999999999999" table:style-name="ce3">
            <text:p>0.2499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unjab and Sindh</text:p>
          </table:table-cell>
          <table:table-cell office:value-type="float" office:value="0.42137799999999997" table:style-name="ce3">
            <text:p>0.421378</text:p>
          </table:table-cell>
          <table:table-cell office:value-type="float" office:value="0" table:style-name="ce3">
            <text:p>0</text:p>
          </table:table-cell>
          <table:table-cell office:value-type="float" office:value="0.484398" table:style-name="ce3">
            <text:p>0.4843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0577600000000003" table:style-name="ce3">
            <text:p>0.90577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indh and Punjab</text:p>
          </table:table-cell>
          <table:table-cell office:value-type="float" office:value="0" table:style-name="ce3">
            <text:p>0</text:p>
          </table:table-cell>
          <table:table-cell office:value-type="float" office:value="0.47995199999999999" table:style-name="ce3">
            <text:p>0.47995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47995199999999999" table:style-name="ce3">
            <text:p>0.47995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indh and Punjab and Balochistan</text:p>
          </table:table-cell>
          <table:table-cell office:value-type="float" office:value="0.465001" table:style-name="ce3">
            <text:p>0.465001</text:p>
          </table:table-cell>
          <table:table-cell office:value-type="float" office:value="9.2903669999999998" table:style-name="ce3">
            <text:p>9.290367</text:p>
          </table:table-cell>
          <table:table-cell office:value-type="float" office:value="0.24798899999999999" table:style-name="ce3">
            <text:p>0.247989</text:p>
          </table:table-cell>
          <table:table-cell office:value-type="float" office:value="0" table:style-name="ce3">
            <text:p>0</text:p>
          </table:table-cell>
          <table:table-cell office:value-type="float" office:value="11.594992" table:style-name="ce3">
            <text:p>11.594992</text:p>
          </table:table-cell>
          <table:table-cell office:value-type="float" office:value="21.598348999999999" table:style-name="ce3">
            <text:p>21.59834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Other funding</text:p>
          </table:table-cell>
          <table:table-cell office:value-type="float" office:value="468.56244400000003" table:style-name="ce4">
            <text:p><text:s/>468.6<text:s/></text:p>
          </table:table-cell>
          <table:table-cell office:value-type="float" office:value="421.56966399999999" table:style-name="ce4">
            <text:p><text:s/>421.6<text:s/></text:p>
          </table:table-cell>
          <table:table-cell office:value-type="float" office:value="265.77260899999999" table:style-name="ce4">
            <text:p><text:s/>265.8<text:s/></text:p>
          </table:table-cell>
          <table:table-cell office:value-type="float" office:value="283.29234700000001" table:style-name="ce4">
            <text:p><text:s/>283.3<text:s/></text:p>
          </table:table-cell>
          <table:table-cell office:value-type="float" office:value="202.019722" table:style-name="ce4">
            <text:p><text:s/>202.0<text:s/></text:p>
          </table:table-cell>
          <table:table-cell office:value-type="float" office:value="1641.216786" table:style-name="ce3">
            <text:p>1641.21678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egional funding</text:p>
          </table:table-cell>
          <table:table-cell office:value-type="float" office:value="19.915526000000003" table:style-name="ce4">
            <text:p><text:s/>19.9<text:s/></text:p>
          </table:table-cell>
          <table:table-cell office:value-type="float" office:value="46.874859000000001" table:style-name="ce4">
            <text:p><text:s/>46.9<text:s/></text:p>
          </table:table-cell>
          <table:table-cell office:value-type="float" office:value="11.036264000000001" table:style-name="ce4">
            <text:p><text:s/>11.0<text:s/></text:p>
          </table:table-cell>
          <table:table-cell office:value-type="float" office:value="13.891413" table:style-name="ce4">
            <text:p><text:s/>13.9<text:s/></text:p>
          </table:table-cell>
          <table:table-cell office:value-type="float" office:value="30.846614000000002" table:style-name="ce4">
            <text:p><text:s/>30.8<text:s/></text:p>
          </table:table-cell>
          <table:table-cell office:value-type="float" office:value="122.56467599999999" table:style-name="ce3">
            <text:p>122.56467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88.47797000000003" table:style-name="ce7">
            <text:p><text:s/>488.5<text:s/></text:p>
          </table:table-cell>
          <table:table-cell office:value-type="float" office:value="468.444523" table:style-name="ce7">
            <text:p><text:s/>468.4<text:s/></text:p>
          </table:table-cell>
          <table:table-cell office:value-type="float" office:value="276.80887300000001" table:style-name="ce7">
            <text:p><text:s/>276.8<text:s/></text:p>
          </table:table-cell>
          <table:table-cell office:value-type="float" office:value="297.18376000000001" table:style-name="ce7">
            <text:p><text:s/>297.2<text:s/></text:p>
          </table:table-cell>
          <table:table-cell office:value-type="float" office:value="232.86633599999999" table:style-name="ce7">
            <text:p><text:s/>232.9<text:s/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6"/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table table:name="Figure_3" table:style-name="ta2">
        <table:table-column table:style-name="co6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9">
            <text:p>Title: Humanitarian funding to flood-related project, 2011–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2" draw:style-name="a2" draw:name="Chart 1" svg:x="0.11458in" svg:y="0.125in" svg:width="6.14583in" svg:height="3.5520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Emergency year</text:p>
          </table:table-cell>
          <table:table-cell office:value-type="string" table:style-name="ce3">
            <text:p>Flood-related funding</text:p>
          </table:table-cell>
          <table:table-cell office:value-type="string" table:style-name="ce3">
            <text:p>Other funding</text:p>
          </table:table-cell>
          <table:table-cell office:value-type="string" table:style-name="ce3">
            <text:p>Grand Total</text:p>
          </table:table-cell>
          <table:table-cell table:number-columns-repeated="16380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271.61900300000002" table:style-name="ce4">
            <text:p><text:s/>271.6<text:s/></text:p>
          </table:table-cell>
          <table:table-cell office:value-type="float" office:value="216.85896700000001" table:style-name="ce4">
            <text:p><text:s/>216.9<text:s/></text:p>
          </table:table-cell>
          <table:table-cell office:value-type="float" office:value="488.47797000000003" table:style-name="ce5">
            <text:p><text:s/>488.48<text:s/></text:p>
          </table:table-cell>
          <table:table-cell table:number-columns-repeated="16380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190.146806" table:style-name="ce4">
            <text:p><text:s/>190.1<text:s/></text:p>
          </table:table-cell>
          <table:table-cell office:value-type="float" office:value="278.29771699999998" table:style-name="ce4">
            <text:p><text:s/>278.3<text:s/></text:p>
          </table:table-cell>
          <table:table-cell office:value-type="float" office:value="468.444523" table:style-name="ce5">
            <text:p><text:s/>468.44<text:s/></text:p>
          </table:table-cell>
          <table:table-cell table:number-columns-repeated="16380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36.975458000000003" table:style-name="ce4">
            <text:p><text:s/>37.0<text:s/></text:p>
          </table:table-cell>
          <table:table-cell office:value-type="float" office:value="239.833415" table:style-name="ce4">
            <text:p><text:s/>239.8<text:s/></text:p>
          </table:table-cell>
          <table:table-cell office:value-type="float" office:value="276.80887300000001" table:style-name="ce5">
            <text:p><text:s/>276.81<text:s/></text:p>
          </table:table-cell>
          <table:table-cell table:number-columns-repeated="16380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9.6227090000000004" table:style-name="ce4">
            <text:p><text:s/>9.6<text:s/></text:p>
          </table:table-cell>
          <table:table-cell office:value-type="float" office:value="287.56105100000002" table:style-name="ce4">
            <text:p><text:s/>287.6<text:s/></text:p>
          </table:table-cell>
          <table:table-cell office:value-type="float" office:value="297.18376000000001" table:style-name="ce5">
            <text:p><text:s/>297.18<text:s/></text:p>
          </table:table-cell>
          <table:table-cell table:number-columns-repeated="16380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15.95229" table:style-name="ce4">
            <text:p><text:s/>16.0<text:s/></text:p>
          </table:table-cell>
          <table:table-cell office:value-type="float" office:value="216.91404600000001" table:style-name="ce4">
            <text:p><text:s/>216.9<text:s/></text:p>
          </table:table-cell>
          <table:table-cell office:value-type="float" office:value="232.86633599999999" table:style-name="ce5">
            <text:p><text:s/>232.8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524.31626600000004" table:style-name="ce5">
            <text:p><text:s/>524.32<text:s/></text:p>
          </table:table-cell>
          <table:table-cell office:value-type="float" office:value="1239.4651960000001" table:style-name="ce5">
            <text:p><text:s/>1,239.47<text:s/></text:p>
          </table:table-cell>
          <table:table-cell office:value-type="float" office:value="1763.7814619999999" table:style-name="ce5">
            <text:p><text:s/>1,763.78<text:s/>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ure_4" table:style-name="ta1">
        <table:table-column table:style-name="co11" table:default-cell-style-name="ce1"/>
        <table:table-column table:style-name="co12" table:default-cell-style-name="ce2"/>
        <table:table-column table:style-name="co1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9">
            <text:p>Title: Humanitarian funding to Pakistan, by IASC sector, 2015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9">
            <text:p>Source: Development Initiatives based on UN OCHA FTS data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ASC Standard Sector</text:p>
          </table:table-cell>
          <table:table-cell table:style-name="ce2"/>
          <table:table-cell/>
          <table:table-cell table:style-name="ce1">
            <draw:frame xmlns:presentation="urn:oasis:names:tc:opendocument:xmlns:presentation:1.0" draw:z-index="1" draw:id="id3" draw:style-name="a3" draw:name="Chart 2" svg:x="0.3125in" svg:y="0.02083in" svg:width="4.625in" svg:height="3.05208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">
            <text:p>Food</text:p>
          </table:table-cell>
          <table:table-cell office:value-type="float" office:value="102.386346" table:style-name="ce4">
            <text:p><text:s/>102.4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tor not yet specified</text:p>
          </table:table-cell>
          <table:table-cell office:value-type="float" office:value="50.730235" table:style-name="ce4">
            <text:p><text:s/>50.7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</text:p>
          </table:table-cell>
          <table:table-cell office:value-type="float" office:value="27.996829999999999" table:style-name="ce4">
            <text:p><text:s/>28.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elter and non-food items</text:p>
          </table:table-cell>
          <table:table-cell office:value-type="float" office:value="19.774968999999999" table:style-name="ce4">
            <text:p><text:s/>19.8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ordination and support services</text:p>
          </table:table-cell>
          <table:table-cell office:value-type="float" office:value="9.5220380000000002" table:style-name="ce4">
            <text:p><text:s/>9.5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ter and Sanitation</text:p>
          </table:table-cell>
          <table:table-cell office:value-type="float" office:value="8.3866099999999992" table:style-name="ce4">
            <text:p><text:s/>8.4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14.069307999999999" table:style-name="ce4">
            <text:p><text:s/>14.1<text:s/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Figure_5" table:style-name="ta1">
        <table:table-column table:style-name="co6" table:default-cell-style-name="ce1"/>
        <table:table-column table:style-name="co14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5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9">
            <text:p>Title: CERF and ERF funding to Pakistan, 2011–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Donor</text:p>
          </table:table-cell>
          <table:table-cell office:value-type="float" office:value="2011" table:style-name="ce3">
            <text:p>2011</text:p>
          </table:table-cell>
          <table:table-cell office:value-type="float" office:value="2012" table:style-name="ce3">
            <text:p>2012</text:p>
          </table:table-cell>
          <table:table-cell office:value-type="float" office:value="2013" table:style-name="ce3">
            <text:p>2013</text:p>
          </table:table-cell>
          <table:table-cell office:value-type="float" office:value="2014" table:style-name="ce3">
            <text:p>2014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entral Emergency Response Fund</text:p>
          </table:table-cell>
          <table:table-cell office:value-type="float" office:value="32.370901000000003" table:style-name="ce4">
            <text:p><text:s/>32.4<text:s/></text:p>
          </table:table-cell>
          <table:table-cell office:value-type="float" office:value="36.736840000000001" table:style-name="ce4">
            <text:p><text:s/>36.7<text:s/></text:p>
          </table:table-cell>
          <table:table-cell office:value-type="float" office:value="13.621935000000001" table:style-name="ce4">
            <text:p><text:s/>13.6<text:s/></text:p>
          </table:table-cell>
          <table:table-cell office:value-type="float" office:value="14.646324999999999" table:style-name="ce4">
            <text:p><text:s/>14.6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97.376001000000002" table:style-name="ce3">
            <text:p>97.37600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ergency Response Fund<text:s/></text:p>
          </table:table-cell>
          <table:table-cell office:value-type="float" office:value="18.582225999999999" table:style-name="ce4">
            <text:p><text:s/>18.6<text:s/></text:p>
          </table:table-cell>
          <table:table-cell office:value-type="float" office:value="1.420204" table:style-name="ce4">
            <text:p><text:s/>1.4<text:s/></text:p>
          </table:table-cell>
          <table:table-cell office:value-type="float" office:value="13.35951" table:style-name="ce4">
            <text:p><text:s/>13.4<text:s/></text:p>
          </table:table-cell>
          <table:table-cell office:value-type="float" office:value="8.4696940000000005" table:style-name="ce4">
            <text:p><text:s/>8.5<text:s/></text:p>
          </table:table-cell>
          <table:table-cell office:value-type="float" office:value="0.20501" table:style-name="ce4">
            <text:p><text:s/>0.2<text:s/></text:p>
          </table:table-cell>
          <table:table-cell office:value-type="float" office:value="42.036644000000003" table:style-name="ce3">
            <text:p>42.03664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50.953127000000002" table:style-name="ce3">
            <text:p>50.953127</text:p>
          </table:table-cell>
          <table:table-cell office:value-type="float" office:value="38.157043999999999" table:style-name="ce3">
            <text:p>38.157044</text:p>
          </table:table-cell>
          <table:table-cell office:value-type="float" office:value="26.981445000000001" table:style-name="ce3">
            <text:p>26.981445</text:p>
          </table:table-cell>
          <table:table-cell office:value-type="float" office:value="23.116019000000001" table:style-name="ce3">
            <text:p>23.116019</text:p>
          </table:table-cell>
          <table:table-cell office:value-type="float" office:value="0.20501" table:style-name="ce3">
            <text:p>0.20501</text:p>
          </table:table-cell>
          <table:table-cell office:value-type="float" office:value="139.412645" table:style-name="ce3">
            <text:p>139.41264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4" draw:style-name="a4" draw:name="Chart 1" svg:x="0.01042in" svg:y="0.0625in" svg:width="7.54167in" svg:height="3.281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Figure_6" table:style-name="ta1">
        <table:table-column table:style-name="co7" table:default-cell-style-name="ce1"/>
        <table:table-column table:style-name="co16" table:default-cell-style-name="ce2"/>
        <table:table-column table:style-name="co8" table:default-cell-style-name="ce1"/>
        <table:table-column table:style-name="co5" table:number-columns-repeated="12" table:default-cell-style-name="ce1"/>
        <table:table-column table:style-name="co17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9">
            <text:p>Title: Humanitarian funding to Pakistan, 2011–2015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9">
            <text:p>Source: Development Initiatives based on UN OCHA FTS data</text:p>
          </table:table-cell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mergency year</text:p>
          </table:table-cell>
          <table:table-cell table:style-name="ce2"/>
          <table:table-cell table:style-name="ce1">
            <draw:frame xmlns:presentation="urn:oasis:names:tc:opendocument:xmlns:presentation:1.0" draw:z-index="1" draw:id="id5" draw:style-name="a5" draw:name="Chart 2" svg:x="0.30208in" svg:y="0.08333in" svg:width="6.23958in" svg:height="3.63542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2" table:style-name="ce1"/>
          <table:table-cell table:style-name="ce8"/>
          <table:table-cell table:number-columns-repeated="16368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488.47797000000003" table:style-name="ce4">
            <text:p><text:s/>488.5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68.444523" table:style-name="ce4">
            <text:p><text:s/>468.4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276.80887300000001" table:style-name="ce4">
            <text:p><text:s/>276.8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97.18376000000001" table:style-name="ce4">
            <text:p><text:s/>297.2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32.86633599999999" table:style-name="ce4">
            <text:p><text:s/>232.9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nd Total</text:p>
          </table:table-cell>
          <table:table-cell table:style-name="ce2"/>
          <table:table-cell table:number-columns-repeated="13" table:style-name="ce1"/>
          <table:table-cell table:style-name="ce5"/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Figure_1.B5:Figure_1.D26" table:contains-header="false">
          <table:sort>
            <table:sort-by table:field-number="1" table:order="descending"/>
          </table:sort>
        </table:database-range>
        <table:database-range table:target-range-address="Figure_4.A6:Figure_4.C15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rebeccah</dc:creator>
    <meta:creation-date>2006-11-14T14:07:21Z</meta:creation-date>
    <dc:date>2015-08-07T12:57:47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5pt" svg:width="489.0pt" chart:style-name="Crt0">
        <chart:plot-area svg:x="13.85503937007874pt" svg:y="24.20503937007874pt" svg:width="470.1449606299212pt" svg:height="188.2949606299213pt" chart:style-name="Plt0">
          <chart:axis chart:dimension="x" chart:name="primary-x" chart:style-name="Axs0">
            <chart:categories table:cell-range-address="Figure_1.$B$7:.$B$11"/>
          </chart:axis>
          <chart:axis chart:dimension="y" chart:name="primary-y" chart:style-name="Axs1">
            <chart:title svg:x="221.3116535433071pt" svg:y="5.67622047244094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1.$C$7:.$C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5.5pt" svg:width="455.2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2.$B$6:.$F$6"/>
          </chart:axis>
          <chart:axis chart:dimension="y" chart:name="primary-y" chart:style-name="Axs1">
            <chart:title svg:x="6.049842519685039pt" svg:y="88.47574803149607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2.$A$15" chart:values-cell-range-address="Figure_2.$B$15:.$F$15" chart:class="chart:bar" chart:attached-axis="primary-y" chart:style-name="G0S0">
            <chart:data-point chart:repeated="5"/>
          </chart:series>
          <chart:series chart:label-cell-address="Figure_2.$A$16" chart:values-cell-range-address="Figure_2.$B$16:.$F$16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75pt" svg:width="442.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3.$A$7:.$A$11"/>
          </chart:axis>
          <chart:axis chart:dimension="y" chart:name="primary-y" chart:style-name="Axs1">
            <chart:title svg:x="4.0pt" svg:y="80.22393700787401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3.$B$6" chart:values-cell-range-address="Figure_3.$B$7:.$B$11" chart:class="chart:bar" chart:attached-axis="primary-y" chart:style-name="G0S0">
            <chart:data-point chart:repeated="5"/>
          </chart:series>
          <chart:series chart:label-cell-address="Figure_3.$C$6" chart:values-cell-range-address="Figure_3.$C$7:.$C$11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percentag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9.75pt" svg:width="333.0pt" chart:style-name="Crt0">
        <chart:plot-area svg:x="85.17622047244095pt" svg:y="15.2951968503937pt" svg:width="194.2488976377953pt" svg:height="193.5881102362205pt" chart:style-name="Plt0">
          <chart:axis chart:dimension="x">
            <chart:categories table:cell-range-address="Figure_4.$A$6:.$A$12"/>
          </chart:axis>
          <chart:axis chart:dimension="y"/>
          <chart:series chart:values-cell-range-address="Figure_4.$B$6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6.25pt" svg:width="543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5.$B$7:.$F$7"/>
          </chart:axis>
          <chart:axis chart:dimension="y" chart:name="primary-y" chart:style-name="Axs1">
            <chart:title svg:x="5.0pt" svg:y="70.47393700787401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5.$A$8" chart:values-cell-range-address="Figure_5.$B$8:.$F$8" chart:class="chart:bar" chart:attached-axis="primary-y" chart:style-name="G0S0">
            <chart:data-point chart:repeated="5"/>
          </chart:series>
          <chart:series chart:label-cell-address="Figure_5.$A$9" chart:values-cell-range-address="Figure_5.$B$9:.$F$9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a169de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1.75pt" svg:width="449.25pt" chart:style-name="Crt0">
        <chart:plot-area chart:style-name="Plt0">
          <chart:axis chart:dimension="x" chart:name="primary-x" chart:style-name="Axs0">
            <chart:categories table:cell-range-address="Figure_6.$A$6:.$A$10"/>
          </chart:axis>
          <chart:axis chart:dimension="y" chart:name="primary-y" chart:style-name="Axs1">
            <chart:title svg:x="4.0pt" svg:y="96.2654330708661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6.$B$6:.$B$10" chart:class="chart:bar" chart:attached-axis="primary-y" chart:style-name="G0S0">
            <chart:data-point chart:repeated="4"/>
            <chart:data-point chart:style-name="G0S0P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